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75pt"/>
    </style:style>
    <style:style style:name="co2" style:family="table-column">
      <style:table-column-properties fo:break-before="auto" style:column-width="15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style:use-window-font-color="true"/>
    </style:style>
    <style:style style:name="ce3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00a65d"/>
      <style:text-properties style:use-window-font-color="true"/>
    </style:style>
    <style:style style:name="ce5" style:family="table-cell" style:parent-style-name="Default">
      <style:table-cell-properties fo:background-color="#00a65d"/>
    </style:style>
    <style:style style:name="ce6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与噪声参考值的倍数关系</text:p>
          </table:table-cell>
          <table:table-cell office:value-type="string" calcext:value-type="string">
            <text:p>测试参数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_n, 0.26870057685088805 <text:s text:c="2"/>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32357" calcext:value-type="float">
            <text:p>0.032357</text:p>
          </table:table-cell>
          <table:table-cell office:value-type="float" office:value="0.029164" calcext:value-type="float">
            <text:p>0.029164</text:p>
          </table:table-cell>
          <table:table-cell office:value-type="float" office:value="0.034444" calcext:value-type="float">
            <text:p>0.034444</text:p>
          </table:table-cell>
          <table:table-cell office:value-type="float" office:value="0.011808" calcext:value-type="float">
            <text:p>0.011808</text:p>
          </table:table-cell>
          <table:table-cell table:number-columns-repeated="101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<text:span text:style-name="T1">acc_n</text:span>,0.026870057685088805   </text:p>
          </table:table-cell>
          <table:table-cell office:value-type="float" office:value="0.14559" calcext:value-type="float">
            <text:p>0.14559</text:p>
          </table:table-cell>
          <table:table-cell office:value-type="float" office:value="0.062551" calcext:value-type="float">
            <text:p>0.062551</text:p>
          </table:table-cell>
          <table:table-cell office:value-type="float" office:value="0.059148" calcext:value-type="float">
            <text:p>0.059148</text:p>
          </table:table-cell>
          <table:table-cell office:value-type="float" office:value="0.06854" calcext:value-type="float">
            <text:p>0.06854</text:p>
          </table:table-cell>
          <table:table-cell office:value-type="float" office:value="0.028018" calcext:value-type="float">
            <text:p>0.028018</text:p>
          </table:table-cell>
          <table:table-cell table:number-columns-repeated="101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<text:span text:style-name="T1">acc_n</text:span>,0.0026870057685088805   </text:p>
          </table:table-cell>
          <table:table-cell office:value-type="float" office:value="0.170923" calcext:value-type="float">
            <text:p>0.170923</text:p>
          </table:table-cell>
          <table:table-cell office:value-type="float" office:value="0.068579" calcext:value-type="float">
            <text:p>0.068579</text:p>
          </table:table-cell>
          <table:table-cell office:value-type="float" office:value="0.062001" calcext:value-type="float">
            <text:p>0.062001</text:p>
          </table:table-cell>
          <table:table-cell office:value-type="float" office:value="0.076149" calcext:value-type="float">
            <text:p>0.076149</text:p>
          </table:table-cell>
          <table:table-cell office:value-type="float" office:value="0.0331" calcext:value-type="float">
            <text:p>0.0331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<text:span text:style-name="T1">acc_n</text:span>,2.6870057685088805   </text:p>
          </table:table-cell>
          <table:table-cell table:style-name="ce4" office:value-type="float" office:value="0.065533" calcext:value-type="float">
            <text:p>0.065533</text:p>
          </table:table-cell>
          <table:table-cell table:style-name="ce4" office:value-type="float" office:value="0.021683" calcext:value-type="float">
            <text:p>0.021683</text:p>
          </table:table-cell>
          <table:table-cell table:style-name="ce4" office:value-type="float" office:value="0.0198" calcext:value-type="float">
            <text:p>0.0198</text:p>
          </table:table-cell>
          <table:table-cell table:style-name="ce4" office:value-type="float" office:value="0.024614" calcext:value-type="float">
            <text:p>0.024614</text:p>
          </table:table-cell>
          <table:table-cell table:style-name="ce4" office:value-type="float" office:value="0.011648" calcext:value-type="float">
            <text:p>0.011648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cc_n,26.870057685088805 <text:s text:c="2"/></text:p>
          </table:table-cell>
          <table:table-cell office:value-type="float" office:value="0.463865" calcext:value-type="float">
            <text:p>0.463865</text:p>
          </table:table-cell>
          <table:table-cell office:value-type="float" office:value="0.25247" calcext:value-type="float">
            <text:p>0.25247</text:p>
          </table:table-cell>
          <table:table-cell office:value-type="float" office:value="0.217428" calcext:value-type="float">
            <text:p>0.217428</text:p>
          </table:table-cell>
          <table:table-cell office:value-type="float" office:value="0.265492" calcext:value-type="float">
            <text:p>0.265492</text:p>
          </table:table-cell>
          <table:table-cell office:value-type="float" office:value="0.082126" calcext:value-type="float">
            <text:p>0.082126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与噪声参考值的倍数关系</text:p>
          </table:table-cell>
          <table:table-cell office:value-type="string" calcext:value-type="string">
            <text:p>测试参数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yr_n: 0.21213203435596426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32357" calcext:value-type="float">
            <text:p>0.032357</text:p>
          </table:table-cell>
          <table:table-cell office:value-type="float" office:value="0.029164" calcext:value-type="float">
            <text:p>0.029164</text:p>
          </table:table-cell>
          <table:table-cell office:value-type="float" office:value="0.034444" calcext:value-type="float">
            <text:p>0.034444</text:p>
          </table:table-cell>
          <table:table-cell office:value-type="float" office:value="0.011808" calcext:value-type="float">
            <text:p>0.011808</text:p>
          </table:table-cell>
          <table:table-cell table:number-columns-repeated="101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gyr_n: 0.021213203435596426</text:p>
          </table:table-cell>
          <table:table-cell office:value-type="float" office:value="1.289007" calcext:value-type="float">
            <text:p>1.289007</text:p>
          </table:table-cell>
          <table:table-cell office:value-type="float" office:value="0.588574" calcext:value-type="float">
            <text:p>0.588574</text:p>
          </table:table-cell>
          <table:table-cell office:value-type="float" office:value="0.599336" calcext:value-type="float">
            <text:p>0.599336</text:p>
          </table:table-cell>
          <table:table-cell office:value-type="float" office:value="0.67815" calcext:value-type="float">
            <text:p>0.67815</text:p>
          </table:table-cell>
          <table:table-cell office:value-type="float" office:value="0.336851" calcext:value-type="float">
            <text:p>0.336851</text:p>
          </table:table-cell>
          <table:table-cell table:number-columns-repeated="101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gyr_n: 0.0021213203435596426</text:p>
          </table:table-cell>
          <table:table-cell office:value-type="float" office:value="13.100765" calcext:value-type="float">
            <text:p>13.100765</text:p>
          </table:table-cell>
          <table:table-cell office:value-type="float" office:value="3.291967" calcext:value-type="float">
            <text:p>3.291967</text:p>
          </table:table-cell>
          <table:table-cell office:value-type="float" office:value="2.956284" calcext:value-type="float">
            <text:p>2.956284</text:p>
          </table:table-cell>
          <table:table-cell office:value-type="float" office:value="4.114657" calcext:value-type="float">
            <text:p>4.114657</text:p>
          </table:table-cell>
          <table:table-cell office:value-type="float" office:value="2.468472" calcext:value-type="float">
            <text:p>2.468472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gyr_n: 2.1213203435596426</text:p>
          </table:table-cell>
          <table:table-cell table:style-name="ce5" office:value-type="float" office:value="0.0663" calcext:value-type="float">
            <text:p>0.0663</text:p>
          </table:table-cell>
          <table:table-cell table:style-name="ce5" office:value-type="float" office:value="0.027632" calcext:value-type="float">
            <text:p>0.027632</text:p>
          </table:table-cell>
          <table:table-cell table:style-name="ce5" office:value-type="float" office:value="0.022596" calcext:value-type="float">
            <text:p>0.022596</text:p>
          </table:table-cell>
          <table:table-cell table:style-name="ce5" office:value-type="float" office:value="0.031582" calcext:value-type="float">
            <text:p>0.031582</text:p>
          </table:table-cell>
          <table:table-cell table:style-name="ce5" office:value-type="float" office:value="0.015293" calcext:value-type="float">
            <text:p>0.015293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yr_n: 21.213203435596426</text:p>
          </table:table-cell>
          <table:table-cell office:value-type="float" office:value="0.10221" calcext:value-type="float">
            <text:p>0.10221</text:p>
          </table:table-cell>
          <table:table-cell office:value-type="float" office:value="0.040772" calcext:value-type="float">
            <text:p>0.040772</text:p>
          </table:table-cell>
          <table:table-cell office:value-type="float" office:value="0.035613" calcext:value-type="float">
            <text:p>0.035613</text:p>
          </table:table-cell>
          <table:table-cell office:value-type="float" office:value="0.046762" calcext:value-type="float">
            <text:p>0.046762</text:p>
          </table:table-cell>
          <table:table-cell office:value-type="float" office:value="0.022898" calcext:value-type="float">
            <text:p>0.02289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与噪声参考值的倍数关系</text:p>
          </table:table-cell>
          <table:table-cell office:value-type="string" calcext:value-type="string">
            <text:p>测试参数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_w: 7.0710678118654756e-06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32357" calcext:value-type="float">
            <text:p>0.032357</text:p>
          </table:table-cell>
          <table:table-cell office:value-type="float" office:value="0.029164" calcext:value-type="float">
            <text:p>0.029164</text:p>
          </table:table-cell>
          <table:table-cell office:value-type="float" office:value="0.034444" calcext:value-type="float">
            <text:p>0.034444</text:p>
          </table:table-cell>
          <table:table-cell office:value-type="float" office:value="0.011808" calcext:value-type="float">
            <text:p>0.011808</text:p>
          </table:table-cell>
          <table:table-cell table:number-columns-repeated="101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acc_w: 7.0710678118654756e-07</text:p>
          </table:table-cell>
          <table:table-cell office:value-type="float" office:value="0.066156" calcext:value-type="float">
            <text:p>0.066156</text:p>
          </table:table-cell>
          <table:table-cell office:value-type="float" office:value="0.032239" calcext:value-type="float">
            <text:p>0.032239</text:p>
          </table:table-cell>
          <table:table-cell office:value-type="float" office:value="0.029179" calcext:value-type="float">
            <text:p>0.029179</text:p>
          </table:table-cell>
          <table:table-cell office:value-type="float" office:value="0.034313" calcext:value-type="float">
            <text:p>0.034313</text:p>
          </table:table-cell>
          <table:table-cell office:value-type="float" office:value="0.011748" calcext:value-type="float">
            <text:p>0.011748</text:p>
          </table:table-cell>
          <table:table-cell table:number-columns-repeated="101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acc_w: 7.0710678118654756e-08</text:p>
          </table:table-cell>
          <table:table-cell office:value-type="float" office:value="0.072833" calcext:value-type="float">
            <text:p>0.072833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32386" calcext:value-type="float">
            <text:p>0.032386</text:p>
          </table:table-cell>
          <table:table-cell office:value-type="float" office:value="0.036477" calcext:value-type="float">
            <text:p>0.036477</text:p>
          </table:table-cell>
          <table:table-cell office:value-type="float" office:value="0.011932" calcext:value-type="float">
            <text:p>0.011932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_w: 7.0710678118654756e-05</text:p>
          </table:table-cell>
          <table:table-cell office:value-type="float" office:value="0.066506" calcext:value-type="float">
            <text:p>0.066506</text:p>
          </table:table-cell>
          <table:table-cell office:value-type="float" office:value="0.032407" calcext:value-type="float">
            <text:p>0.032407</text:p>
          </table:table-cell>
          <table:table-cell office:value-type="float" office:value="0.029268" calcext:value-type="float">
            <text:p>0.029268</text:p>
          </table:table-cell>
          <table:table-cell office:value-type="float" office:value="0.034505" calcext:value-type="float">
            <text:p>0.034505</text:p>
          </table:table-cell>
          <table:table-cell office:value-type="float" office:value="0.011848" calcext:value-type="float">
            <text:p>0.011848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cc_w: 7.0710678118654756e-04</text:p>
          </table:table-cell>
          <table:table-cell office:value-type="float" office:value="0.066416" calcext:value-type="float">
            <text:p>0.066416</text:p>
          </table:table-cell>
          <table:table-cell office:value-type="float" office:value="0.032409" calcext:value-type="float">
            <text:p>0.032409</text:p>
          </table:table-cell>
          <table:table-cell office:value-type="float" office:value="0.029295" calcext:value-type="float">
            <text:p>0.029295</text:p>
          </table:table-cell>
          <table:table-cell office:value-type="float" office:value="0.034499" calcext:value-type="float">
            <text:p>0.034499</text:p>
          </table:table-cell>
          <table:table-cell office:value-type="float" office:value="0.011827" calcext:value-type="float">
            <text:p>0.011827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cc_w: 7.0710678118654756e-03</text:p>
          </table:table-cell>
          <table:table-cell office:value-type="float" office:value="0.06601" calcext:value-type="float">
            <text:p>0.06601</text:p>
          </table:table-cell>
          <table:table-cell office:value-type="float" office:value="0.032296" calcext:value-type="float">
            <text:p>0.032296</text:p>
          </table:table-cell>
          <table:table-cell office:value-type="float" office:value="0.029147" calcext:value-type="float">
            <text:p>0.029147</text:p>
          </table:table-cell>
          <table:table-cell office:value-type="float" office:value="0.034377" calcext:value-type="float">
            <text:p>0.034377</text:p>
          </table:table-cell>
          <table:table-cell office:value-type="float" office:value="0.011778" calcext:value-type="float">
            <text:p>0.011778</text:p>
          </table:table-cell>
          <table:table-cell table:number-columns-repeated="1017"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5" office:value-type="string" calcext:value-type="string">
            <text:p>acc_w: 7.0710678118654756e-02</text:p>
          </table:table-cell>
          <table:table-cell table:style-name="ce5" office:value-type="float" office:value="0.067389" calcext:value-type="float">
            <text:p>0.067389</text:p>
          </table:table-cell>
          <table:table-cell table:style-name="ce5" office:value-type="float" office:value="0.027777" calcext:value-type="float">
            <text:p>0.027777</text:p>
          </table:table-cell>
          <table:table-cell table:style-name="ce5" office:value-type="float" office:value="0.025047" calcext:value-type="float">
            <text:p>0.025047</text:p>
          </table:table-cell>
          <table:table-cell table:style-name="ce5" office:value-type="float" office:value="0.029966" calcext:value-type="float">
            <text:p>0.029966</text:p>
          </table:table-cell>
          <table:table-cell table:style-name="ce5" office:value-type="float" office:value="0.011242" calcext:value-type="float">
            <text:p>0.011242</text:p>
          </table:table-cell>
          <table:table-cell table:style-name="ce6" table:number-columns-repeated="9"/>
          <table:table-cell table:style-name="ce5" table:number-columns-repeated="100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cc_w: 7.0710678118654756e-01</text:p>
          </table:table-cell>
          <table:table-cell office:value-type="float" office:value="0.069192" calcext:value-type="float">
            <text:p>0.069192</text:p>
          </table:table-cell>
          <table:table-cell office:value-type="float" office:value="0.026364" calcext:value-type="float">
            <text:p>0.026364</text:p>
          </table:table-cell>
          <table:table-cell office:value-type="float" office:value="0.023951" calcext:value-type="float">
            <text:p>0.023951</text:p>
          </table:table-cell>
          <table:table-cell office:value-type="float" office:value="0.030387" calcext:value-type="float">
            <text:p>0.030387</text:p>
          </table:table-cell>
          <table:table-cell office:value-type="float" office:value="0.015111" calcext:value-type="float">
            <text:p>0.015111</text:p>
          </table:table-cell>
          <table:table-cell table:number-columns-repeated="1017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cc_w: 7.0710678118654756e-0</text:p>
          </table:table-cell>
          <table:table-cell office:value-type="float" office:value="0.15089" calcext:value-type="float">
            <text:p>0.15089</text:p>
          </table:table-cell>
          <table:table-cell office:value-type="float" office:value="0.052706" calcext:value-type="float">
            <text:p>0.052706</text:p>
          </table:table-cell>
          <table:table-cell office:value-type="float" office:value="0.045264" calcext:value-type="float">
            <text:p>0.045264</text:p>
          </table:table-cell>
          <table:table-cell office:value-type="float" office:value="0.062302" calcext:value-type="float">
            <text:p>0.062302</text:p>
          </table:table-cell>
          <table:table-cell office:value-type="float" office:value="0.03322" calcext:value-type="float">
            <text:p>0.0332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与噪声参考值的倍数关系</text:p>
          </table:table-cell>
          <table:table-cell office:value-type="string" calcext:value-type="string">
            <text:p>测试参数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yr_w: 7.071067811865476e-07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32357" calcext:value-type="float">
            <text:p>0.032357</text:p>
          </table:table-cell>
          <table:table-cell office:value-type="float" office:value="0.029164" calcext:value-type="float">
            <text:p>0.029164</text:p>
          </table:table-cell>
          <table:table-cell office:value-type="float" office:value="0.034444" calcext:value-type="float">
            <text:p>0.034444</text:p>
          </table:table-cell>
          <table:table-cell office:value-type="float" office:value="0.011808" calcext:value-type="float">
            <text:p>0.011808</text:p>
          </table:table-cell>
          <table:table-cell table:number-columns-repeated="101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gyr_w: 7.071067811865476e-08</text:p>
          </table:table-cell>
          <table:table-cell office:value-type="float" office:value="0.065128" calcext:value-type="float">
            <text:p>0.065128</text:p>
          </table:table-cell>
          <table:table-cell office:value-type="float" office:value="0.031851" calcext:value-type="float">
            <text:p>0.031851</text:p>
          </table:table-cell>
          <table:table-cell office:value-type="float" office:value="0.028969" calcext:value-type="float">
            <text:p>0.028969</text:p>
          </table:table-cell>
          <table:table-cell office:value-type="float" office:value="0.033798" calcext:value-type="float">
            <text:p>0.033798</text:p>
          </table:table-cell>
          <table:table-cell office:value-type="float" office:value="0.011308" calcext:value-type="float">
            <text:p>0.01130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yr_w: 7.071067811865476e-06</text:p>
          </table:table-cell>
          <table:table-cell office:value-type="float" office:value="0.066351" calcext:value-type="float">
            <text:p>0.066351</text:p>
          </table:table-cell>
          <table:table-cell office:value-type="float" office:value="0.032397" calcext:value-type="float">
            <text:p>0.032397</text:p>
          </table:table-cell>
          <table:table-cell office:value-type="float" office:value="0.029319" calcext:value-type="float">
            <text:p>0.029319</text:p>
          </table:table-cell>
          <table:table-cell office:value-type="float" office:value="0.034488" calcext:value-type="float">
            <text:p>0.034488</text:p>
          </table:table-cell>
          <table:table-cell office:value-type="float" office:value="0.011828" calcext:value-type="float">
            <text:p>0.011828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yr_w: 7.071067811865476e-05</text:p>
          </table:table-cell>
          <table:table-cell office:value-type="float" office:value="0.066352" calcext:value-type="float">
            <text:p>0.066352</text:p>
          </table:table-cell>
          <table:table-cell office:value-type="float" office:value="0.032397" calcext:value-type="float">
            <text:p>0.032397</text:p>
          </table:table-cell>
          <table:table-cell office:value-type="float" office:value="0.029321" calcext:value-type="float">
            <text:p>0.029321</text:p>
          </table:table-cell>
          <table:table-cell office:value-type="float" office:value="0.034487" calcext:value-type="float">
            <text:p>0.034487</text:p>
          </table:table-cell>
          <table:table-cell office:value-type="float" office:value="0.011826" calcext:value-type="float">
            <text:p>0.011826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gyr_w: 7.071067811865476e-04</text:p>
          </table:table-cell>
          <table:table-cell office:value-type="float" office:value="0.066381" calcext:value-type="float">
            <text:p>0.066381</text:p>
          </table:table-cell>
          <table:table-cell office:value-type="float" office:value="0.032394" calcext:value-type="float">
            <text:p>0.032394</text:p>
          </table:table-cell>
          <table:table-cell office:value-type="float" office:value="0.029299" calcext:value-type="float">
            <text:p>0.029299</text:p>
          </table:table-cell>
          <table:table-cell office:value-type="float" office:value="0.034486" calcext:value-type="float">
            <text:p>0.034486</text:p>
          </table:table-cell>
          <table:table-cell office:value-type="float" office:value="0.011829" calcext:value-type="float">
            <text:p>0.011829</text:p>
          </table:table-cell>
          <table:table-cell table:number-columns-repeated="101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gyr_w: 7.071067811865476e-03</text:p>
          </table:table-cell>
          <table:table-cell office:value-type="float" office:value="0.066308" calcext:value-type="float">
            <text:p>0.066308</text:p>
          </table:table-cell>
          <table:table-cell office:value-type="float" office:value="0.032273" calcext:value-type="float">
            <text:p>0.032273</text:p>
          </table:table-cell>
          <table:table-cell office:value-type="float" office:value="0.029131" calcext:value-type="float">
            <text:p>0.029131</text:p>
          </table:table-cell>
          <table:table-cell office:value-type="float" office:value="0.034362" calcext:value-type="float">
            <text:p>0.034362</text:p>
          </table:table-cell>
          <table:table-cell office:value-type="float" office:value="0.011796" calcext:value-type="float">
            <text:p>0.011796</text:p>
          </table:table-cell>
          <table:table-cell table:number-columns-repeated="1017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gyr_w: 7.071067811865476e-02</text:p>
          </table:table-cell>
          <table:table-cell office:value-type="float" office:value="0.06468" calcext:value-type="float">
            <text:p>0.06468</text:p>
          </table:table-cell>
          <table:table-cell office:value-type="float" office:value="0.031153" calcext:value-type="float">
            <text:p>0.031153</text:p>
          </table:table-cell>
          <table:table-cell office:value-type="float" office:value="0.027863" calcext:value-type="float">
            <text:p>0.027863</text:p>
          </table:table-cell>
          <table:table-cell office:value-type="float" office:value="0.033047" calcext:value-type="float">
            <text:p>0.033047</text:p>
          </table:table-cell>
          <table:table-cell office:value-type="float" office:value="0.011026" calcext:value-type="float">
            <text:p>0.011026</text:p>
          </table:table-cell>
          <table:table-cell table:number-columns-repeated="1017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gyr_w: 7.071067811865476e-01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29759" calcext:value-type="float">
            <text:p>0.029759</text:p>
          </table:table-cell>
          <table:table-cell office:value-type="float" office:value="0.027705" calcext:value-type="float">
            <text:p>0.027705</text:p>
          </table:table-cell>
          <table:table-cell office:value-type="float" office:value="0.031438" calcext:value-type="float">
            <text:p>0.031438</text:p>
          </table:table-cell>
          <table:table-cell office:value-type="float" office:value="0.010138" calcext:value-type="float">
            <text:p>0.010138</text:p>
          </table:table-cell>
          <table:table-cell table:number-columns-repeated="1017"/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5" office:value-type="string" calcext:value-type="string">
            <text:p>gyr_w: 7.071067811865476e0</text:p>
          </table:table-cell>
          <table:table-cell table:style-name="ce5" office:value-type="float" office:value="0.057116" calcext:value-type="float">
            <text:p>0.057116</text:p>
          </table:table-cell>
          <table:table-cell table:style-name="ce5" office:value-type="float" office:value="0.024294" calcext:value-type="float">
            <text:p>0.024294</text:p>
          </table:table-cell>
          <table:table-cell table:style-name="ce5" office:value-type="float" office:value="0.022553" calcext:value-type="float">
            <text:p>0.022553</text:p>
          </table:table-cell>
          <table:table-cell table:style-name="ce5" office:value-type="float" office:value="0.026071" calcext:value-type="float">
            <text:p>0.026071</text:p>
          </table:table-cell>
          <table:table-cell table:style-name="ce5" office:value-type="float" office:value="0.00946" calcext:value-type="float">
            <text:p>0.00946</text:p>
          </table:table-cell>
          <table:table-cell table:style-name="ce6" table:number-columns-repeated="12"/>
          <table:table-cell table:style-name="ce5" table:number-columns-repeated="1005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1:10:10.216717782</meta:creation-date>
    <dc:date>2020-03-19T13:18:44.698850539</dc:date>
    <meta:editing-duration>P1DT1H57M53S</meta:editing-duration>
    <meta:editing-cycles>61</meta:editing-cycles>
    <meta:generator>LibreOffice/6.0.7.3$Linux_X86_64 LibreOffice_project/00m0$Build-3</meta:generator>
    <meta:document-statistic meta:table-count="1" meta:cell-count="224" meta:object-count="0"/>
  </office:meta>
</office:document-meta>
</file>